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51915"/>
    </style:style>
    <style:style style:name="P3" style:family="paragraph" style:parent-style-name="Standard">
      <style:paragraph-properties fo:text-align="start" style:justify-single-word="false"/>
      <style:text-properties officeooo:paragraph-rsid="0006e4e9"/>
    </style:style>
    <style:style style:name="P4" style:family="paragraph" style:parent-style-name="Standard">
      <style:paragraph-properties fo:text-align="start" style:justify-single-word="false"/>
      <style:text-properties officeooo:paragraph-rsid="000a4325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0a4325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51915" officeooo:paragraph-rsid="00051915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51915" officeooo:paragraph-rsid="000a4325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51915" officeooo:paragraph-rsid="000b0b39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b0b39" officeooo:paragraph-rsid="000b0b39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officeooo:rsid="000a4325" officeooo:paragraph-rsid="000a4325"/>
    </style:style>
    <style:style style:name="P12" style:family="paragraph" style:parent-style-name="Standard">
      <style:paragraph-properties fo:text-align="center" style:justify-single-word="false"/>
      <style:text-properties officeooo:rsid="000a4325" officeooo:paragraph-rsid="000a4325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051915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0a4325" officeooo:paragraph-rsid="000a4325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language="cs" fo:country="CZ" fo:font-weight="bold" officeooo:rsid="000a4325" officeooo:paragraph-rsid="0008feb2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language="cs" fo:country="CZ" fo:font-weight="bold" officeooo:rsid="000a4325" officeooo:paragraph-rsid="000a4325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051915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051915" officeooo:paragraph-rsid="00051915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051915" officeooo:paragraph-rsid="0006e4e9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051915" officeooo:paragraph-rsid="000a4325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06e4e9" officeooo:paragraph-rsid="0006e4e9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051915" officeooo:paragraph-rsid="00051915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cs" fo:country="CZ" fo:font-weight="bold" officeooo:paragraph-rsid="0006e4e9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language="cs" fo:country="CZ" fo:font-weight="bold" officeooo:rsid="000a4325" officeooo:paragraph-rsid="000a4325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language="cs" fo:country="CZ" fo:font-weight="bold" officeooo:rsid="00051915" officeooo:paragraph-rsid="000a4325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language="cs" fo:country="CZ" fo:font-weight="bold" officeooo:rsid="00051915" officeooo:paragraph-rsid="000b0b39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language="cs" fo:country="CZ" fo:font-weight="bold" officeooo:rsid="000b0b39" officeooo:paragraph-rsid="000b0b39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08feb2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51915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191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51915" style:font-weight-asian="normal" style:font-weight-complex="normal"/>
    </style:style>
    <style:style style:name="T7" style:family="text">
      <style:text-properties fo:font-size="14pt" fo:font-weight="bold" officeooo:rsid="00051915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06e4e9" style:font-size-asian="12.25pt" style:font-weight-asian="bold" style:font-size-complex="14pt" style:font-weight-complex="bold"/>
    </style:style>
    <style:style style:name="T9" style:family="text">
      <style:text-properties fo:font-size="14pt" fo:font-weight="bold" officeooo:rsid="0008cfe0" style:font-size-asian="12.25pt" style:font-weight-asian="bold" style:font-size-complex="14pt" style:font-weight-complex="bold"/>
    </style:style>
    <style:style style:name="T10" style:family="text">
      <style:text-properties fo:font-size="14pt" fo:font-weight="normal" officeooo:rsid="00051915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06e4e9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08cfe0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1003d3" style:font-size-asian="12.25pt" style:font-weight-asian="normal" style:font-size-complex="14pt" style:font-weight-complex="normal"/>
    </style:style>
    <style:style style:name="T14" style:family="text">
      <style:text-properties fo:font-size="14pt" fo:language="cs" fo:country="CZ" fo:font-weight="bold" style:font-size-asian="12.25pt" style:font-weight-asian="bold" style:font-size-complex="14pt" style:font-weight-complex="bold"/>
    </style:style>
    <style:style style:name="T15" style:family="text">
      <style:text-properties fo:font-size="14pt" fo:language="cs" fo:country="CZ" fo:font-weight="bold" officeooo:rsid="000a4325" style:font-size-asian="12.25pt" style:font-weight-asian="bold" style:font-size-complex="14pt" style:font-weight-complex="bold"/>
    </style:style>
    <style:style style:name="T16" style:family="text">
      <style:text-properties fo:font-size="14pt" fo:language="cs" fo:country="CZ" fo:font-weight="bold" officeooo:rsid="001003d3" style:font-size-asian="12.25pt" style:font-weight-asian="bold" style:font-size-complex="14pt" style:font-weight-complex="bold"/>
    </style:style>
    <style:style style:name="T17" style:family="text">
      <style:text-properties fo:font-size="14pt" fo:language="cs" fo:country="CZ" fo:font-weight="bold" officeooo:rsid="0008feb2" style:font-size-asian="12.25pt" style:font-weight-asian="bold" style:font-size-complex="14pt" style:font-weight-complex="bold"/>
    </style:style>
    <style:style style:name="T18" style:family="text">
      <style:text-properties fo:font-size="14pt" fo:language="cs" fo:country="CZ" fo:font-weight="bold" officeooo:rsid="0010f34d" style:font-size-asian="12.25pt" style:font-weight-asian="bold" style:font-size-complex="14pt" style:font-weight-complex="bold"/>
    </style:style>
    <style:style style:name="T19" style:family="text">
      <style:text-properties fo:font-size="14pt" fo:language="cs" fo:country="CZ" fo:font-weight="normal" style:font-size-asian="12.25pt" style:font-weight-asian="normal" style:font-size-complex="14pt" style:font-weight-complex="normal"/>
    </style:style>
    <style:style style:name="T20" style:family="text">
      <style:text-properties fo:font-size="14pt" fo:language="cs" fo:country="CZ" fo:font-weight="normal" officeooo:rsid="000a4325" style:font-size-asian="12.25pt" style:font-weight-asian="normal" style:font-size-complex="14pt" style:font-weight-complex="normal"/>
    </style:style>
    <style:style style:name="T21" style:family="text">
      <style:text-properties fo:font-size="14pt" fo:language="cs" fo:country="CZ" fo:font-weight="normal" officeooo:rsid="0008feb2" style:font-size-asian="12.25pt" style:font-weight-asian="normal" style:font-size-complex="14pt" style:font-weight-complex="normal"/>
    </style:style>
    <style:style style:name="T22" style:family="text">
      <style:text-properties fo:language="cs" fo:country="CZ" fo:font-weight="bold" style:font-weight-asian="bold" style:font-weight-complex="bold"/>
    </style:style>
    <style:style style:name="T23" style:family="text">
      <style:text-properties fo:language="cs" fo:country="CZ" fo:font-weight="bold" officeooo:rsid="0006e4e9" style:font-weight-asian="bold" style:font-weight-complex="bold"/>
    </style:style>
    <style:style style:name="T24" style:family="text">
      <style:text-properties fo:language="cs" fo:country="CZ" fo:font-weight="normal" style:font-weight-asian="normal" style:font-weight-complex="normal"/>
    </style:style>
    <style:style style:name="T25" style:family="text">
      <style:text-properties fo:language="cs" fo:country="CZ" fo:font-weight="normal" officeooo:rsid="0006e4e9" style:font-weight-asian="normal" style:font-weight-complex="normal"/>
    </style:style>
    <style:style style:name="T26" style:family="text">
      <style:text-properties officeooo:rsid="001003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/><text:span text:style-name="T1"><text:s/></text:span><text:span text:style-name="T2">Diagnostika – analyza tela</text:span></text:p>
      <text:p text:style-name="P13"/>
      <text:p text:style-name="P12"><text:span text:style-name="T2">Z</text:span><text:span text:style-name="T1">ezadu </text:span></text:p>
      <text:p text:style-name="P14"/>
      <text:p text:style-name="P14"/>
      <text:p text:style-name="P5"><text:span text:style-name="T4"><text:s text:c="2"/>Postaveni hlavy –</text:span><text:span text:style-name="T6"> muze byt postavena rovne nebo naklonena na pravou nebo levou stranu. Kdyz je na nekterou stranu to znamena </text:span><text:span text:style-name="T4">skracena horni cast trepazu. </text:span></text:p>
      <text:p text:style-name="P17"/>
      <text:p text:style-name="P7"><text:span text:style-name="T3">Postaveni ramen – </text:span><text:span text:style-name="T5">bud vidime volnym okem nebo na klienta si polozime sve obe ruce a koukame se které je</text:span><text:span text:style-name="T3"> vys. </text:span><text:span text:style-name="T5">Kdyz je vys to znamena ze je</text:span><text:span text:style-name="T3"> skraceny trapez + zdvyhac lopatky. </text:span></text:p>
      <text:p text:style-name="P18"/>
      <text:p text:style-name="P7"><text:span text:style-name="T3"><text:s/>Postaveni lopatek </text:span><text:span text:style-name="T5">konkretne</text:span><text:span text:style-name="T3"> horny uhel lopatky. Palcema si prilozime na horny uhel lopatky </text:span><text:span text:style-name="T5">( na pravy i levy horny uhel lopaty ) a porovnavame na který strane je vys. Pokud je vys to znamena ze je</text:span><text:span text:style-name="T3"> skraceny trapez + zdvyhac lopatky. </text:span></text:p>
      <text:p text:style-name="P18"/>
      <text:p text:style-name="P7"><text:span text:style-name="T3">Postaveni lopatek – </text:span><text:span text:style-name="T5">konkretne</text:span><text:span text:style-name="T3"> mezi lopatkama- </text:span><text:span text:style-name="T5">koukame jestli nam lopatky </text:span><text:span text:style-name="T3">neodstavaji </text:span><text:span text:style-name="T5">a nedelaji nam</text:span><text:span text:style-name="T3"> tzv. andelske kridla. </text:span><text:span text:style-name="T5">Pokud ano to znamena ze jsou</text:span><text:span text:style-name="T3"> ochabli mali a velky rombicky sval.</text:span></text:p>
      <text:p text:style-name="P18"/>
      <text:p text:style-name="P7"><text:span text:style-name="T5">Pak koukame</text:span><text:span text:style-name="T3"> na <text:s/>boky tzv acka -</text:span><text:span text:style-name="T5">na který strane je</text:span><text:span text:style-name="T3"> vic vykrojeny </text:span><text:span text:style-name="T5">to znamena ze na</text:span><text:span text:style-name="T3"> </text:span><text:span text:style-name="T5">ty strane je </text:span><text:span text:style-name="T3">vic vypracovany siroky sval zadovy.</text:span></text:p>
      <text:p text:style-name="P18"/>
      <text:p text:style-name="P2"><text:span text:style-name="T7"><text:s/>Si skloubeny- </text:span><text:span text:style-name="T10">polozime si oba nase palce do jamek jenom prilozime netlacime a nedrzime tlakem jenom prilozime :) o pokud jeden palec na jedny strane pujde cize bude </text:span><text:span text:style-name="T7">vys</text:span><text:span text:style-name="T10"> to znamena ze je </text:span><text:span text:style-name="T7">skraceny ctyrhranny sval bederny.</text:span><text:span text:style-name="T10"> <text:s/>Sval patri do skupiny <text:s/>brisnych svalu </text:span><text:span text:style-name="T13">a skracuje se.</text:span></text:p>
      <text:p text:style-name="P22"/>
      <text:p text:style-name="P3"><text:span text:style-name="T10"><text:s/></text:span><text:span text:style-name="T7">Panva</text:span><text:span text:style-name="T10"> – </text:span><text:span text:style-name="T11">koukame jestli je v </text:span><text:span text:style-name="T8">rovnovaze</text:span><text:span text:style-name="T11">. O</text:span><text:span text:style-name="T10">bema nasima rukama si prilozime na hreben kosti kycelny ( to jsou ty lopaty na boku</text:span><text:span text:style-name="T13">) </text:span><text:span text:style-name="T10"><text:s/>a koukame na který strane je nase ruka </text:span><text:span text:style-name="T7">vys</text:span><text:span text:style-name="T10">. </text:span><text:span text:style-name="T11">Kdyz je vys muze zato <text:s/></text:span><text:span text:style-name="T7">skraceny ctyrhranny sval bederny.</text:span></text:p>
      <text:p text:style-name="P19"/>
      <text:p text:style-name="P3"><text:span text:style-name="T7"><text:s/></text:span><text:span text:style-name="T8">Pak si vyset. klienta v predklone. </text:span><text:span text:style-name="T11">Koukame se na který strane jsou</text:span><text:span text:style-name="T8"> tzv. valy -</text:span><text:span text:style-name="T11">kdyz najdeme to znamena ze</text:span><text:span text:style-name="T8"> jsou skraceny vzprimovace a paravertebralne svaly. </text:span></text:p>
      <text:p text:style-name="P21"/>
      <text:p text:style-name="P3"><text:span text:style-name="T11">Pak znova predklon –</text:span><text:span text:style-name="T8"> vyset. Hamstringy. </text:span><text:span text:style-name="T11">Pokud se dotkne prtama </text:span><text:span text:style-name="T12">az na zem </text:span><text:span text:style-name="T11"><text:s/></text:span><text:span text:style-name="T8">nemá </text:span><text:span text:style-name="T11">skracene pokud <text:s/></text:span><text:span text:style-name="T12">se</text:span><text:span text:style-name="T9"> nedotkne </text:span><text:span text:style-name="T8">ma skraceny hamstringy cize dvouhlavy sval stehenni , </text:span><text:span text:style-name="T9">p</text:span><text:span text:style-name="T14">ološlašitý,poloblanitý sval. </text:span></text:p>
      <text:p text:style-name="P23"/>
      <text:p text:style-name="P28"><text:span text:style-name="T16">J</text:span><text:span text:style-name="T17">eště zezadu <text:s/></text:span><text:span text:style-name="T16">a taky zepredu </text:span><text:span text:style-name="T17">ohledne nohy -</text:span><text:span text:style-name="T16">kolen </text:span><text:span text:style-name="T17"><text:s/></text:span><text:span text:style-name="T21">jestli ma nohy do O nebo do X a pak ploche nohy podelne nebo pricne. </text:span></text:p>
      <text:p text:style-name="P15"><text:soft-page-break/></text:p>
      <text:p text:style-name="P16"/>
      <text:p text:style-name="P16">Z boku – </text:p>
      <text:p text:style-name="P24"/>
      <text:p text:style-name="P24"/>
      <text:p text:style-name="P24"/>
      <text:p text:style-name="P4"><text:span text:style-name="T20">jestli ma <text:s/></text:span><text:span text:style-name="T15">predsunutu hlavu nebo ne. </text:span><text:span text:style-name="T20">Pokud ano ma</text:span><text:span text:style-name="T15"> skraceny svaly krku.</text:span></text:p>
      <text:p text:style-name="P24"/>
      <text:p text:style-name="P4"><text:span text:style-name="T15">Ramena – </text:span><text:span text:style-name="T20">bud ich ma v </text:span><text:span text:style-name="T15">rovine </text:span><text:span text:style-name="T20">nebo</text:span><text:span text:style-name="T15"> dopredu t</text:span><text:span text:style-name="T20">o znamena ze ma</text:span><text:span text:style-name="T15"> skraceny velky prsny sval. <text:s/></text:span></text:p>
      <text:p text:style-name="P24"/>
      <text:p text:style-name="P24">Zakriveni patere - <text:s/></text:p>
      <text:p text:style-name="P24"/>
      <text:p text:style-name="P11"><text:span text:style-name="T14">lordoza a kyfoza. Krcni a beredni je lordoza a v hrudni a krizovy casti kyfoza. <text:s text:c="2"/></text:span><text:span text:style-name="T19">Pri</text:span><text:span text:style-name="T14"> krcni </text:span><text:span text:style-name="T19">kdybych</text:span><text:span text:style-name="T14"> </text:span><text:span text:style-name="T19">byla</text:span><text:span text:style-name="T14"> hyperlordoza </text:span><text:span text:style-name="T19">vypada to jako</text:span><text:span text:style-name="T14"> predsunuta hlava </text:span></text:p>
      <text:p text:style-name="P11"><text:span text:style-name="T14"><text:s/>v bederny </text:span><text:span text:style-name="T19">vypada a fyziol. je jenom v </text:span><text:span text:style-name="T14">prubehu tehot. ,</text:span><text:span text:style-name="T19"> jinak </text:span><text:span text:style-name="T14">tzv. pivni bricho- Naprava? </text:span><text:span text:style-name="T19">Ohledne</text:span><text:span text:style-name="T14"> krcni pateri </text:span><text:span text:style-name="T19">cize hlavy</text:span><text:span text:style-name="T14"> zasunout dozadu </text:span><text:span text:style-name="T19">a ohledne </text:span><text:span text:style-name="T14">bederni patere p</text:span><text:span text:style-name="T18">d</text:span><text:span text:style-name="T14">sadit panvu </text:span><text:span text:style-name="T18">+</text:span><text:span text:style-name="T14"> posilovat brisny svaly .</text:span></text:p>
      <text:p text:style-name="P24"/>
      <text:p text:style-name="P11"><text:span text:style-name="T19">Kdybych někdo mel </text:span><text:span text:style-name="T14">hrb </text:span><text:span text:style-name="T19">to je v hrudni oblasti tak jde</text:span><text:span text:style-name="T14"> o hyperkyfoza. </text:span><text:span text:style-name="T19">Nebo</text:span><text:span text:style-name="T14"> hrudni pater </text:span><text:span text:style-name="T19">muze byt </text:span><text:span text:style-name="T14">plocha, taky plocha muze byt i bederni oblast</text:span><text:span text:style-name="T19"> cize není</text:span><text:span text:style-name="T14"> zvyrazneny oblouk. </text:span></text:p>
      <text:p text:style-name="P16"/>
      <text:p text:style-name="P16">Zepredu </text:p>
      <text:p text:style-name="P24"/>
      <text:p text:style-name="P6"><text:span text:style-name="T4">Postaveni hlavy –</text:span><text:span text:style-name="T6"> muze byt postavena rovne nebo naklonena na pravou nebo levou stranu. Kdyz je na nekterou stranu to znamena </text:span><text:span text:style-name="T4">skracena horni cast trepazu. </text:span></text:p>
      <text:p text:style-name="P20"/>
      <text:p text:style-name="P8"><text:span text:style-name="T22">Postaveni ramen – </text:span><text:span text:style-name="T24">bud vidime volnym okem nebo na klienta si polozime sve obe ruce a koukame se které je</text:span><text:span text:style-name="T22"> vys. </text:span><text:span text:style-name="T24">Kdyz je vyse to znamena ze je</text:span><text:span text:style-name="T22"> skraceny trapez + zdvyhac lopatky. </text:span></text:p>
      <text:p text:style-name="P25"/>
      <text:p text:style-name="P8"><text:span text:style-name="T24">Pak koukame</text:span><text:span text:style-name="T22"> na <text:s/>boky tzv acka -</text:span><text:span text:style-name="T24">na který strane je</text:span><text:span text:style-name="T22"> vic vykrojeny </text:span><text:span text:style-name="T24">to znamena ze na</text:span><text:span text:style-name="T22"> </text:span><text:span text:style-name="T24">ty strane je </text:span><text:span text:style-name="T22">vic vypracovany siroky sval zadovy.</text:span></text:p>
      <text:p text:style-name="P25"/>
      <text:p text:style-name="P9"><text:span text:style-name="T22">Panva</text:span><text:span text:style-name="T24"> – </text:span><text:span text:style-name="T25">koukame jestli je v </text:span><text:span text:style-name="T23">rovnovaze</text:span><text:span text:style-name="T25">. O</text:span><text:span text:style-name="T24">bema nasima rukama si prilozime na hreben kosti kycelny ( to jsou ty lopaty na boku <text:s/>, když je někdo moc stihli tak je to hl. zepredu dost videt tak prave tam si dame ze zadu ruku <text:s/>a koukame na který strane je nase ruka </text:span><text:span text:style-name="T22">vys</text:span><text:span text:style-name="T24">. </text:span><text:span text:style-name="T25">Kdyz je vys muze zato <text:s/></text:span><text:span text:style-name="T22">skraceny ctyrhranny sval bederny.</text:span></text:p>
      <text:p text:style-name="P26"/>
      <text:p text:style-name="P10"><text:span text:style-name="T22">Nohy </text:span><text:span text:style-name="T24">do</text:span><text:span text:style-name="T22"> X nebo </text:span><text:span text:style-name="T24">do</text:span><text:span text:style-name="T22"> O.</text:span></text:p>
      <text:p text:style-name="P27">Chodidla klenba – ploche nohy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2T15:04:51.068732399</meta:creation-date>
    <dc:date>2025-03-14T21:04:39.497360185</dc:date>
    <meta:editing-duration>PT24M21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588" meta:character-count="3426" meta:non-whitespace-character-count="2809"/>
  </office:meta>
</office:document-meta>
</file>